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1.83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 style:data-style-name="N104"/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 (original)</text:p>
          </table:table-cell>
          <table:table-cell office:value-type="string" calcext:value-type="string">
            <text:p>Qty (final)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/>
        </table:table-row>
        <table:table-row table:style-name="ro1">
          <table:table-cell office:value-type="string" calcext:value-type="string">
            <text:p><text:s text:c="4"/>BT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lib:MPD_BK-870</text:p>
          </table:table-cell>
          <table:table-cell office:value-type="string" calcext:value-type="string">
            <text:p>https://linxtechnologies.com/wp/wp-chttp://www.memoryprotectiondevices.com/datasheets/BK-870-datasheet.pdfontent/uploads/bat-hld-001.pdf</text:p>
          </table:table-cell>
          <table:table-cell office:value-type="string" calcext:value-type="string">
            <text:p>BK-870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54" calcext:value-type="currency">
            <text:p>$0,54</text:p>
          </table:table-cell>
          <table:table-cell table:style-name="ce1" table:formula="of:=+[.H2]*[.G2]" office:value-type="currency" office:currency="COP" office:value="0.54" calcext:value-type="currency">
            <text:p>$0,54</text:p>
          </table:table-cell>
          <table:table-cell/>
        </table:table-row>
        <table:table-row table:style-name="ro1">
          <table:table-cell office:value-type="string" calcext:value-type="string">
            <text:p>&gt; <text:s/>C3, C8, C9, C12, C22, C44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909-1-N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42" calcext:value-type="currency">
            <text:p>$0,04</text:p>
          </table:table-cell>
          <table:table-cell table:style-name="ce1" table:formula="of:=+[.H3]*[.G3]" office:value-type="currency" office:currency="COP" office:value="0.42" calcext:value-type="currency">
            <text:p>$0,42</text:p>
          </table:table-cell>
          <table:table-cell/>
        </table:table-row>
        <table:table-row table:style-name="ro1">
          <table:table-cell office:value-type="string" calcext:value-type="string">
            <text:p>&gt; <text:s/>C4, 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192-1-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COP" office:value="0.198" calcext:value-type="currency">
            <text:p>$0,20</text:p>
          </table:table-cell>
          <table:table-cell table:style-name="ce1" table:formula="of:=+[.H4]*[.G4]" office:value-type="currency" office:currency="COP" office:value="0.792" calcext:value-type="currency">
            <text:p>$0,79</text:p>
          </table:table-cell>
          <table:table-cell/>
        </table:table-row>
        <table:table-row table:style-name="ro1">
          <table:table-cell office:value-type="string" calcext:value-type="string">
            <text:p>&gt; <text:s/>C2, C6, C11, C17, C110, C1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1276-1085-1-N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83" calcext:value-type="currency">
            <text:p>$0,08</text:p>
          </table:table-cell>
          <table:table-cell table:style-name="ce1" table:formula="of:=+[.H5]*[.G5]" office:value-type="currency" office:currency="COP" office:value="0.83" calcext:value-type="currency">
            <text:p>$0,83</text:p>
          </table:table-cell>
          <table:table-cell/>
        </table:table-row>
        <table:table-row table:style-name="ro1">
          <table:table-cell office:value-type="string" calcext:value-type="string">
            <text:p>&gt; <text:s/>C1, C7, C10, C14, C18, C20, C24, C48, C51-C55, C84, C85, C87-C89, C93, C95-C99, C102, C105-C108, C112, C116-C118, C123, C125, C1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00-1-ND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style-name="ce1" office:value-type="currency" office:currency="COP" office:value="0.0123" calcext:value-type="currency">
            <text:p>$0,01</text:p>
          </table:table-cell>
          <table:table-cell table:style-name="ce1" table:formula="of:=+[.H6]*[.G6]" office:value-type="currency" office:currency="COP" office:value="0.615" calcext:value-type="currency">
            <text:p>$0,62</text:p>
          </table:table-cell>
          <table:table-cell/>
        </table:table-row>
        <table:table-row table:style-name="ro1">
          <table:table-cell office:value-type="string" calcext:value-type="string">
            <text:p>&gt; <text:s/>C13, C15, C16, C19, 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225KQ8NNNC.pdf</text:p>
          </table:table-cell>
          <table:table-cell office:value-type="string" calcext:value-type="string">
            <text:p>1276-1009-1-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39" calcext:value-type="currency">
            <text:p>$0,04</text:p>
          </table:table-cell>
          <table:table-cell table:style-name="ce1" table:formula="of:=+[.H7]*[.G7]" office:value-type="currency" office:currency="COP" office:value="0.39" calcext:value-type="currency">
            <text:p>$0,39</text:p>
          </table:table-cell>
          <table:table-cell/>
        </table:table-row>
        <table:table-row table:style-name="ro1">
          <table:table-cell office:value-type="string" calcext:value-type="string">
            <text:p><text:s text:c="4"/>C23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Resistor_SMD:R_1210_3225Metric_Pad1.42x2.6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3375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1.68" calcext:value-type="currency">
            <text:p>$1,68</text:p>
          </table:table-cell>
          <table:table-cell table:style-name="ce1" table:formula="of:=+[.H8]*[.G8]" office:value-type="currency" office:currency="COP" office:value="3.36" calcext:value-type="currency">
            <text:p>$3,36</text:p>
          </table:table-cell>
          <table:table-cell/>
        </table:table-row>
        <table:table-row table:style-name="ro1">
          <table:table-cell office:value-type="string" calcext:value-type="string">
            <text:p><text:s text:c="4"/>C25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104KB8NNNC.pdf</text:p>
          </table:table-cell>
          <table:table-cell office:value-type="string" calcext:value-type="string">
            <text:p>1276-1018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9]*[.G9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39, C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0.0JRCT-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015" calcext:value-type="currency">
            <text:p>$0,02</text:p>
          </table:table-cell>
          <table:table-cell table:style-name="ce1" table:formula="of:=+[.H10]*[.G10]" office:value-type="currency" office:currency="COP" office:value="0.075" calcext:value-type="currency">
            <text:p>$0,08</text:p>
          </table:table-cell>
          <table:table-cell/>
        </table:table-row>
        <table:table-row table:style-name="ro1">
          <table:table-cell office:value-type="string" calcext:value-type="string">
            <text:p>&gt; <text:s/>C43, C4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1R8CB8NNNC.jsp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048" calcext:value-type="currency">
            <text:p>$0,05</text:p>
          </table:table-cell>
          <table:table-cell table:style-name="ce1" table:formula="of:=+[.H11]*[.G11]" office:value-type="currency" office:currency="COP" office:value="0.24" calcext:value-type="currency">
            <text:p>$0,24</text:p>
          </table:table-cell>
          <table:table-cell/>
        </table:table-row>
        <table:table-row table:style-name="ro1">
          <table:table-cell office:value-type="string" calcext:value-type="string">
            <text:p><text:s text:c="4"/>C45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222JB8NNNC.jsp</text:p>
          </table:table-cell>
          <table:table-cell office:value-type="string" calcext:value-type="string">
            <text:p><text:s/>1276-1987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12]*[.G12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C47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Capacitor_SMD:C_0603_1608Metric_Pad1.05x0.95mm_HandSolder</text:p>
          </table:table-cell>
          <table:table-cell/>
          <table:table-cell office:value-type="string" calcext:value-type="string">
            <text:p>1276-6538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13]*[.G13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C49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330JB8NNNC.jsp</text:p>
          </table:table-cell>
          <table:table-cell office:value-type="string" calcext:value-type="string">
            <text:p>1276-1070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14]*[.G14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C50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C470JB8NNNC.jsp</text:p>
          </table:table-cell>
          <table:table-cell office:value-type="string" calcext:value-type="string">
            <text:p>1276-1037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15]*[.G15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56-C66, C71, C72, C77, C79, C10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A475KQ8NNNC.jsp</text:p>
          </table:table-cell>
          <table:table-cell office:value-type="string" calcext:value-type="string">
            <text:p>1276-1045-1-ND 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" office:value-type="currency" office:currency="COP" office:value="0.039" calcext:value-type="currency">
            <text:p>$0,04</text:p>
          </table:table-cell>
          <table:table-cell table:style-name="ce1" table:formula="of:=+[.H16]*[.G16]" office:value-type="currency" office:currency="COP" office:value="0.78" calcext:value-type="currency">
            <text:p>$0,78</text:p>
          </table:table-cell>
          <table:table-cell/>
        </table:table-row>
        <table:table-row table:style-name="ro1">
          <table:table-cell office:value-type="string" calcext:value-type="string">
            <text:p>&gt; <text:s/>C67-C70, C73-C76, C78, C80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CL10B474KA8NFNC.jsp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office:value-type="currency" office:currency="COP" office:value="0.073" calcext:value-type="currency">
            <text:p>$0,07</text:p>
          </table:table-cell>
          <table:table-cell table:style-name="ce1" table:formula="of:=+[.H17]*[.G17]" office:value-type="currency" office:currency="COP" office:value="1.095" calcext:value-type="currency">
            <text:p>$1,10</text:p>
          </table:table-cell>
          <table:table-cell/>
        </table:table-row>
        <table:table-row table:style-name="ro1">
          <table:table-cell office:value-type="string" calcext:value-type="string">
            <text:p>&gt; <text:s/>C91, C100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www.samsungsem.com/kr/support/product-search/mlcc/CL10C060CB8NNNC.jsp</text:p>
          </table:table-cell>
          <table:table-cell office:value-type="string" calcext:value-type="string">
            <text:p>1276-2133-1-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042" calcext:value-type="currency">
            <text:p>$0,04</text:p>
          </table:table-cell>
          <table:table-cell table:style-name="ce1" table:formula="of:=+[.H18]*[.G18]" office:value-type="currency" office:currency="COP" office:value="0.21" calcext:value-type="currency">
            <text:p>$0,21</text:p>
          </table:table-cell>
          <table:table-cell/>
        </table:table-row>
        <table:table-row table:style-name="ro1">
          <table:table-cell office:value-type="string" calcext:value-type="string">
            <text:p>&gt; <text:s/>C92, C10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6/12/01/Data%20sheet_CL10C100JB8NNNC.pdf</text:p>
          </table:table-cell>
          <table:table-cell office:value-type="string" calcext:value-type="string">
            <text:p>1276-1027-1-N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04" calcext:value-type="currency">
            <text:p>$0,04</text:p>
          </table:table-cell>
          <table:table-cell table:style-name="ce1" table:formula="of:=+[.H19]*[.G19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C90, C94, C103, C104, C12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9/05/10/19-CL10A105KP8NNNC.pd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38" calcext:value-type="currency">
            <text:p>$0,04</text:p>
          </table:table-cell>
          <table:table-cell table:style-name="ce1" table:formula="of:=+[.H20]*[.G20]" office:value-type="currency" office:currency="COP" office:value="0.38" calcext:value-type="currency">
            <text:p>$0,38</text:p>
          </table:table-cell>
          <table:table-cell/>
        </table:table-row>
        <table:table-row table:style-name="ro1">
          <table:table-cell office:value-type="string" calcext:value-type="string">
            <text:p>&gt; <text:s/>C113-C115, C119-C121, C12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samsungsem.com/kr/support/product-search/mlcc/CL10A226MPCNUBE.jsp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238" calcext:value-type="currency">
            <text:p>$0,24</text:p>
          </table:table-cell>
          <table:table-cell table:style-name="ce1" table:formula="of:=+[.H21]*[.G21]" office:value-type="currency" office:currency="COP" office:value="2.38" calcext:value-type="currency">
            <text:p>$2,38</text:p>
          </table:table-cell>
          <table:table-cell/>
        </table:table-row>
        <table:table-row table:style-name="ro1">
          <table:table-cell office:value-type="string" calcext:value-type="string">
            <text:p>&gt; <text:s/>CA1-CA3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http://www.samsungsem.com/kr/support/product-search/mlcc/__icsFiles/afieldfile/2018/07/24/CL10B334KO8NNNC.pdf</text:p>
          </table:table-cell>
          <table:table-cell office:value-type="string" calcext:value-type="string">
            <text:p>1276-2048-1-ND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092" calcext:value-type="currency">
            <text:p>$0,09</text:p>
          </table:table-cell>
          <table:table-cell table:style-name="ce1" table:formula="of:=+[.H22]*[.G22]" office:value-type="currency" office:currency="COP" office:value="0.46" calcext:value-type="currency">
            <text:p>$0,46</text:p>
          </table:table-cell>
          <table:table-cell/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160-1468-1-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29" calcext:value-type="currency">
            <text:p>$0,29</text:p>
          </table:table-cell>
          <table:table-cell table:style-name="ce1" table:formula="of:=+[.H23]*[.G23]" office:value-type="currency" office:currency="COP" office:value="1.45" calcext:value-type="currency">
            <text:p>$1,45</text:p>
          </table:table-cell>
          <table:table-cell/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2032-1-N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36" calcext:value-type="currency">
            <text:p>$0,36</text:p>
          </table:table-cell>
          <table:table-cell table:style-name="ce1" table:formula="of:=+[.H24]*[.G24]" office:value-type="currency" office:currency="COP" office:value="3.6" calcext:value-type="currency">
            <text:p>$3,60</text:p>
          </table:table-cell>
          <table:table-cell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69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31" calcext:value-type="currency">
            <text:p>$0,31</text:p>
          </table:table-cell>
          <table:table-cell table:style-name="ce1" table:formula="of:=+[.H25]*[.G25]" office:value-type="currency" office:currency="COP" office:value="0.62" calcext:value-type="currency">
            <text:p>$0,62</text:p>
          </table:table-cell>
          <table:table-cell/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23" calcext:value-type="currency">
            <text:p>$0,23</text:p>
          </table:table-cell>
          <table:table-cell table:style-name="ce1" table:formula="of:=+[.H26]*[.G26]" office:value-type="currency" office:currency="COP" office:value="0.46" calcext:value-type="currency">
            <text:p>$0,46</text:p>
          </table:table-cell>
          <table:table-cell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73" calcext:value-type="currency">
            <text:p>$0,73</text:p>
          </table:table-cell>
          <table:table-cell table:style-name="ce1" table:formula="of:=+[.H27]*[.G27]" office:value-type="currency" office:currency="COP" office:value="1.46" calcext:value-type="currency">
            <text:p>$1,46</text:p>
          </table:table-cell>
          <table:table-cell/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490-1054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28]*[.G28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36" calcext:value-type="currency">
            <text:p>$0,36</text:p>
          </table:table-cell>
          <table:table-cell table:style-name="ce1" table:formula="of:=+[.H29]*[.G29]" office:value-type="currency" office:currency="COP" office:value="0.36" calcext:value-type="currency">
            <text:p>$0,36</text:p>
          </table:table-cell>
          <table:table-cell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89" calcext:value-type="currency">
            <text:p>$0,89</text:p>
          </table:table-cell>
          <table:table-cell table:style-name="ce1" table:formula="of:=+[.H30]*[.G30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89" calcext:value-type="currency">
            <text:p>$0,89</text:p>
          </table:table-cell>
          <table:table-cell table:style-name="ce1" table:formula="of:=+[.H31]*[.G31]" office:value-type="currency" office:currency="COP" office:value="0.89" calcext:value-type="currency">
            <text:p>$0,89</text:p>
          </table:table-cell>
          <table:table-cell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72" calcext:value-type="currency">
            <text:p>$0,72</text:p>
          </table:table-cell>
          <table:table-cell table:style-name="ce1" table:formula="of:=+[.H32]*[.G32]" office:value-type="currency" office:currency="COP" office:value="0.72" calcext:value-type="currency">
            <text:p>$0,72</text:p>
          </table:table-cell>
          <table:table-cell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42" calcext:value-type="currency">
            <text:p>$0,42</text:p>
          </table:table-cell>
          <table:table-cell table:style-name="ce1" table:formula="of:=+[.H33]*[.G33]" office:value-type="currency" office:currency="COP" office:value="0.84" calcext:value-type="currency">
            <text:p>$0,84</text:p>
          </table:table-cell>
          <table:table-cell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6" calcext:value-type="currency">
            <text:p>$0,60</text:p>
          </table:table-cell>
          <table:table-cell table:style-name="ce1" table:formula="of:=+[.H34]*[.G34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44" calcext:value-type="currency">
            <text:p>$0,44</text:p>
          </table:table-cell>
          <table:table-cell table:style-name="ce1" table:formula="of:=+[.H35]*[.G35]" office:value-type="currency" office:currency="COP" office:value="0.44" calcext:value-type="currency">
            <text:p>$0,44</text:p>
          </table:table-cell>
          <table:table-cell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13" calcext:value-type="currency">
            <text:p>$0,13</text:p>
          </table:table-cell>
          <table:table-cell table:style-name="ce1" table:formula="of:=+[.H36]*[.G36]" office:value-type="currency" office:currency="COP" office:value="0.13" calcext:value-type="currency">
            <text:p>$0,13</text:p>
          </table:table-cell>
          <table:table-cell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37]*[.G37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7" calcext:value-type="currency">
            <text:p>$0,17</text:p>
          </table:table-cell>
          <table:table-cell table:style-name="ce1" table:formula="of:=+[.H38]*[.G38]" office:value-type="currency" office:currency="COP" office:value="0.34" calcext:value-type="currency">
            <text:p>$0,34</text:p>
          </table:table-cell>
          <table:table-cell/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currency" office:currency="COP" office:value="1.74" calcext:value-type="currency">
            <text:p>$1,74</text:p>
          </table:table-cell>
          <table:table-cell table:style-name="ce1" table:formula="of:=+[.H39]*[.G39]" office:value-type="currency" office:currency="COP" office:value="3.48" calcext:value-type="currency">
            <text:p>$3,48</text:p>
          </table:table-cell>
          <table:table-cell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51" calcext:value-type="currency">
            <text:p>$0,51</text:p>
          </table:table-cell>
          <table:table-cell table:style-name="ce1" table:formula="of:=+[.H40]*[.G40]" office:value-type="currency" office:currency="COP" office:value="1.02" calcext:value-type="currency">
            <text:p>$1,02</text:p>
          </table:table-cell>
          <table:table-cell/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2" calcext:value-type="currency">
            <text:p>$0,02</text:p>
          </table:table-cell>
          <table:table-cell table:style-name="ce1" table:formula="of:=+[.H41]*[.G41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1" office:value-type="currency" office:currency="COP" office:value="0.02" calcext:value-type="currency">
            <text:p>$0,02</text:p>
          </table:table-cell>
          <table:table-cell table:style-name="ce1" table:formula="of:=+[.H42]*[.G42]" office:value-type="currency" office:currency="COP" office:value="0.3" calcext:value-type="currency">
            <text:p>$0,30</text:p>
          </table:table-cell>
          <table:table-cell/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CT-N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2" calcext:value-type="currency">
            <text:p>$0,02</text:p>
          </table:table-cell>
          <table:table-cell table:style-name="ce1" table:formula="of:=+[.H43]*[.G43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44]*[.G44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45]*[.G45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16" calcext:value-type="currency">
            <text:p>$0,02</text:p>
          </table:table-cell>
          <table:table-cell table:style-name="ce1" table:formula="of:=+[.H46]*[.G46]" office:value-type="currency" office:currency="COP" office:value="0.16" calcext:value-type="currency">
            <text:p>$0,16</text:p>
          </table:table-cell>
          <table:table-cell/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24" calcext:value-type="currency">
            <text:p>$0,02</text:p>
          </table:table-cell>
          <table:table-cell table:style-name="ce1" table:formula="of:=+[.H47]*[.G47]" office:value-type="currency" office:currency="COP" office:value="0.24" calcext:value-type="currency">
            <text:p>$0,24</text:p>
          </table:table-cell>
          <table:table-cell/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1.00KHRCT-N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24" calcext:value-type="currency">
            <text:p>$0,02</text:p>
          </table:table-cell>
          <table:table-cell table:style-name="ce1" table:formula="of:=+[.H48]*[.G48]" office:value-type="currency" office:currency="COP" office:value="0.24" calcext:value-type="currency">
            <text:p>$0,24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currency" office:currency="COP" office:value="0.024" calcext:value-type="currency">
            <text:p>$0,02</text:p>
          </table:table-cell>
          <table:table-cell table:style-name="ce1" table:formula="of:=+[.H49]*[.G49]" office:value-type="currency" office:currency="COP" office:value="0.24" calcext:value-type="currency">
            <text:p>$0,24</text:p>
          </table:table-cell>
          <table:table-cell/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1" office:value-type="currency" office:currency="COP" office:value="0.02" calcext:value-type="currency">
            <text:p>$0,02</text:p>
          </table:table-cell>
          <table:table-cell table:style-name="ce1" table:formula="of:=+[.H50]*[.G50]" office:value-type="currency" office:currency="COP" office:value="0.6" calcext:value-type="currency">
            <text:p>$0,60</text:p>
          </table:table-cell>
          <table:table-cell/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0HRCT-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51]*[.G51]" office:value-type="currency" office:currency="COP" office:value="0.2" calcext:value-type="currency">
            <text:p>$0,20</text:p>
          </table:table-cell>
          <table:table-cell/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52]*[.G52]" office:value-type="currency" office:currency="COP" office:value="0.4" calcext:value-type="currency">
            <text:p>$0,40</text:p>
          </table:table-cell>
          <table:table-cell/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48" calcext:value-type="currency">
            <text:p>$0,48</text:p>
          </table:table-cell>
          <table:table-cell table:style-name="ce1" table:formula="of:=+[.H53]*[.G53]" office:value-type="currency" office:currency="COP" office:value="1.44" calcext:value-type="currency">
            <text:p>$1,44</text:p>
          </table:table-cell>
          <table:table-cell/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currency" office:currency="COP" office:value="0.81" calcext:value-type="currency">
            <text:p>$0,81</text:p>
          </table:table-cell>
          <table:table-cell table:style-name="ce1" table:formula="of:=+[.H54]*[.G54]" office:value-type="currency" office:currency="COP" office:value="4.05" calcext:value-type="currency">
            <text:p>$4,05</text:p>
          </table:table-cell>
          <table:table-cell/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35" calcext:value-type="currency">
            <text:p>$0,35</text:p>
          </table:table-cell>
          <table:table-cell table:style-name="ce1" table:formula="of:=+[.H55]*[.G55]" office:value-type="currency" office:currency="COP" office:value="1.05" calcext:value-type="currency">
            <text:p>$1,05</text:p>
          </table:table-cell>
          <table:table-cell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10.65" calcext:value-type="currency">
            <text:p>$10,65</text:p>
          </table:table-cell>
          <table:table-cell table:style-name="ce1" table:formula="of:=+[.H56]*[.G56]" office:value-type="currency" office:currency="COP" office:value="10.65" calcext:value-type="currency">
            <text:p>$10,65</text:p>
          </table:table-cell>
          <table:table-cell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2.42" calcext:value-type="currency">
            <text:p>$2,42</text:p>
          </table:table-cell>
          <table:table-cell table:style-name="ce1" table:formula="of:=+[.H57]*[.G57]" office:value-type="currency" office:currency="COP" office:value="2.42" calcext:value-type="currency">
            <text:p>$2,42</text:p>
          </table:table-cell>
          <table:table-cell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11.21" calcext:value-type="currency">
            <text:p>$11,21</text:p>
          </table:table-cell>
          <table:table-cell table:style-name="ce1" table:formula="of:=+[.H58]*[.G58]" office:value-type="currency" office:currency="COP" office:value="11.21" calcext:value-type="currency">
            <text:p>$11,21</text:p>
          </table:table-cell>
          <table:table-cell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16.52" calcext:value-type="currency">
            <text:p>$16,52</text:p>
          </table:table-cell>
          <table:table-cell table:style-name="ce1" table:formula="of:=+[.H59]*[.G59]" office:value-type="currency" office:currency="COP" office:value="16.52" calcext:value-type="currency">
            <text:p>$16,52</text:p>
          </table:table-cell>
          <table:table-cell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10.74" calcext:value-type="currency">
            <text:p>$10,74</text:p>
          </table:table-cell>
          <table:table-cell table:style-name="ce1" table:formula="of:=+[.H60]*[.G60]" office:value-type="currency" office:currency="COP" office:value="10.74" calcext:value-type="currency">
            <text:p>$10,74</text:p>
          </table:table-cell>
          <table:table-cell/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currency" office:currency="COP" office:value="0.5" calcext:value-type="currency">
            <text:p>$0,50</text:p>
          </table:table-cell>
          <table:table-cell table:style-name="ce1" table:formula="of:=+[.H61]*[.G61]" office:value-type="currency" office:currency="COP" office:value="2" calcext:value-type="currency">
            <text:p>$2,00</text:p>
          </table:table-cell>
          <table:table-cell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5" calcext:value-type="currency">
            <text:p>$0,50</text:p>
          </table:table-cell>
          <table:table-cell table:style-name="ce1" table:formula="of:=+[.H62]*[.G62]" office:value-type="currency" office:currency="COP" office:value="1.5" calcext:value-type="currency">
            <text:p>$1,50</text:p>
          </table:table-cell>
          <table:table-cell/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74" calcext:value-type="currency">
            <text:p>$0,74</text:p>
          </table:table-cell>
          <table:table-cell table:style-name="ce1" table:formula="of:=+[.H63]*[.G63]" office:value-type="currency" office:currency="COP" office:value="0.74" calcext:value-type="currency">
            <text:p>$0,74</text:p>
          </table:table-cell>
          <table:table-cell/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3.3" calcext:value-type="currency">
            <text:p>$3,30</text:p>
          </table:table-cell>
          <table:table-cell table:style-name="ce1" table:formula="of:=+[.H64]*[.G64]" office:value-type="currency" office:currency="COP" office:value="3.3" calcext:value-type="currency">
            <text:p>$3,30</text:p>
          </table:table-cell>
          <table:table-cell/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68" calcext:value-type="currency">
            <text:p>$0,68</text:p>
          </table:table-cell>
          <table:table-cell table:style-name="ce1" table:formula="of:=+[.H65]*[.G65]" office:value-type="currency" office:currency="COP" office:value="0.68" calcext:value-type="currency">
            <text:p>$0,68</text:p>
          </table:table-cell>
          <table:table-cell/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0.73" calcext:value-type="currency">
            <text:p>$0,73</text:p>
          </table:table-cell>
          <table:table-cell table:style-name="ce1" table:formula="of:=+[.H66]*[.G66]" office:value-type="currency" office:currency="COP" office:value="0.73" calcext:value-type="currency">
            <text:p>$0,73</text:p>
          </table:table-cell>
          <table:table-cell/>
        </table:table-row>
        <table:table-row table:style-name="ro1">
          <table:table-cell office:value-type="string" calcext:value-type="string">
            <text:p>Extra Capacitors 1</text:p>
          </table:table-cell>
          <table:table-cell office:value-type="string" calcext:value-type="string">
            <text:p>3pF</text:p>
          </table:table-cell>
          <table:table-cell table:number-columns-repeated="2"/>
          <table:table-cell office:value-type="string" calcext:value-type="string">
            <text:p>1276-1597-1-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1" calcext:value-type="currency">
            <text:p>$0,10</text:p>
          </table:table-cell>
          <table:table-cell table:style-name="ce1" table:formula="of:=+[.H67]*[.G67]" office:value-type="currency" office:currency="COP" office:value="0.3" calcext:value-type="currency">
            <text:p>$0,30</text:p>
          </table:table-cell>
          <table:table-cell/>
        </table:table-row>
        <table:table-row table:style-name="ro1">
          <table:table-cell office:value-type="string" calcext:value-type="string">
            <text:p>Extra Capacitors 2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COP" office:value="0.14" calcext:value-type="currency">
            <text:p>$0,14</text:p>
          </table:table-cell>
          <table:table-cell table:style-name="ce1" table:formula="of:=+[.H68]*[.G68]" office:value-type="currency" office:currency="COP" office:value="0.42" calcext:value-type="currency">
            <text:p>$0,42</text:p>
          </table:table-cell>
          <table:table-cell/>
        </table:table-row>
        <table:table-row table:style-name="ro1">
          <table:table-cell office:value-type="string" calcext:value-type="string">
            <text:p>Terminal Strip Onion</text:p>
          </table:table-cell>
          <table:table-cell office:value-type="string" calcext:value-type="string">
            <text:p>Conn_01x16</text:p>
          </table:table-cell>
          <table:table-cell table:number-columns-repeated="2"/>
          <table:table-cell office:value-type="string" calcext:value-type="string">
            <text:p>1212-1317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3.32" calcext:value-type="currency">
            <text:p>$3,32</text:p>
          </table:table-cell>
          <table:table-cell table:style-name="ce1" table:formula="of:=+[.H69]*[.G69]" office:value-type="currency" office:currency="COP" office:value="3.32" calcext:value-type="currency">
            <text:p>$3,32</text:p>
          </table:table-cell>
          <table:table-cell/>
        </table:table-row>
        <table:table-row table:style-name="ro1">
          <table:table-cell office:value-type="string" calcext:value-type="string">
            <text:p>SMA Extra</text:p>
          </table:table-cell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WM5536-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currency" office:currency="COP" office:value="3.64" calcext:value-type="currency">
            <text:p>$3,64</text:p>
          </table:table-cell>
          <table:table-cell table:style-name="ce1" table:formula="of:=+[.H70]*[.G70]" office:value-type="currency" office:currency="COP" office:value="3.64" calcext:value-type="currency">
            <text:p>$3,6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TOTAL</text:p>
          </table:table-cell>
          <table:table-cell table:style-name="ce2" table:formula="of:=SUM([.I2:.I70])" office:value-type="currency" office:currency="COP" office:value="109.357" calcext:value-type="currency">
            <text:p>$109,36</text:p>
          </table:table-cell>
          <table:table-cell table:style-name="ce3" office:value-type="string" calcext:value-type="string">
            <text:p>USD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TRM</text:p>
          </table:table-cell>
          <table:table-cell table:style-name="ce2" office:value-type="currency" office:currency="COP" office:value="3288" calcext:value-type="currency">
            <text:p>$3.288,00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2"/>
          <table:table-cell table:style-name="ce2" table:formula="of:=+[.I71]*[.I72]" office:value-type="currency" office:currency="COP" office:value="359565.816" calcext:value-type="currency">
            <text:p>$359.565,82</text:p>
          </table:table-cell>
          <table:table-cell table:style-name="ce3" office:value-type="string" calcext:value-type="string">
            <text:p>COP</text:p>
          </table:table-cell>
        </table:table-row>
        <table:table-row table:style-name="ro1" table:number-rows-repeated="28">
          <table:table-cell table:number-columns-repeated="7"/>
          <table:table-cell table:style-name="ce1" table:number-columns-repeated="2"/>
          <table:table-cell/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3:11:48.3640328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3:11:49.073162320</meta:creation-date>
    <meta:editing-duration>PT21M</meta:editing-duration>
    <meta:editing-cycles>6</meta:editing-cycles>
    <meta:generator>LibreOffice/6.0.7.3$Linux_X86_64 LibreOffice_project/00m0$Build-3</meta:generator>
    <dc:date>2019-06-07T14:04:45.441145207</dc:date>
    <meta:document-statistic meta:table-count="1" meta:cell-count="622" meta:object-count="0"/>
  </office:meta>
</office:document-meta>
</file>